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99b57" officeooo:paragraph-rsid="00099b57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bcb9c" officeooo:paragraph-rsid="000bcb9c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officeooo:rsid="00106062" officeooo:paragraph-rsid="00106062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06062" officeooo:paragraph-rsid="00106062" style:font-size-asian="12pt" style:language-asian="zh" style:country-asian="CN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officeooo:rsid="00106062" officeooo:paragraph-rsid="00106062" style:font-size-asian="12pt" style:language-asian="zh" style:country-asian="CN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paragraph-rsid="00099b57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officeooo:rsid="00078136"/>
    </style:style>
    <style:style style:name="T2" style:family="text">
      <style:text-properties officeooo:rsid="0009048c"/>
    </style:style>
    <style:style style:name="T3" style:family="text">
      <style:text-properties officeooo:rsid="0009ba34"/>
    </style:style>
    <style:style style:name="T4" style:family="text">
      <style:text-properties officeooo:rsid="000aee63"/>
    </style:style>
    <style:style style:name="T5" style:family="text">
      <style:text-properties officeooo:rsid="000b5710"/>
    </style:style>
    <style:style style:name="T6" style:family="text">
      <style:text-properties officeooo:rsid="000bcb9c"/>
    </style:style>
    <style:style style:name="T7" style:family="text">
      <style:text-properties officeooo:rsid="000dad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512</text:span>MB,<text:span text:style-name="T4">2</text:span>S,<text:span text:style-name="T1">selfless</text:span>.xxx</text:p>
      <text:p text:style-name="P2"><text:bookmark text:name="OLE_LINK5"/><text:bookmark text:name="OLE_LINK1"/>大公无私</text:p>
      <text:p text:style-name="P8"><text:bookmark text:name="_GoBack"/>问题描述</text:p>
      <text:p text:style-name="P5">大公无私的民营企业家通过某种方式获得了一块星区的交通承包权，需要建造一些双向的星际航线使得任意两个恒星相互可达，星区有n个恒星，编号<text:span text:style-name="T2">1到n，</text:span>TA并不想要用最少的花费来实现这件事，因为他是大公无私的，TA想知道大于最小花费的最小花费是多少。</text:p>
      <text:p text:style-name="P6"><text:bookmark text:name="OLE_LINK2"/></text:p>
      <text:p text:style-name="P8">输入描述</text:p>
      <text:p text:style-name="P5">第一行两个整数n，m，分别表示恒星数和双向星际航道数</text:p>
      <text:p text:style-name="P5">接下来m行，每行<text:span text:style-name="T2">3个整数u，v，c表示有一条连接u号恒星和v号恒星的花费为c的双向星际航线可供选择。</text:span></text:p>
      <text:p text:style-name="P6"><text:bookmark text:name="OLE_LINK4"/></text:p>
      <text:p text:style-name="P5"/>
      <text:p text:style-name="P8">输出描述</text:p>
      <text:p text:style-name="P15">一行一个整数，表示大于最小花费的最小花费是多少。</text:p>
      <text:p text:style-name="P6"><text:bookmark text:name="OLE_LINK6"/></text:p>
      <text:p text:style-name="P8">样例输入</text:p>
      <text:p text:style-name="P11">3 5</text:p>
      <text:p text:style-name="P13">1 2 3</text:p>
      <text:p text:style-name="P13">1 2 5</text:p>
      <text:p text:style-name="P13">2 3 4</text:p>
      <text:p text:style-name="P13">2 3 9</text:p>
      <text:p text:style-name="P13">1 3 3</text:p>
      <text:p text:style-name="P4"/>
      <text:p text:style-name="P8">样例输出</text:p>
      <text:p text:style-name="P12">7</text:p>
      <text:p text:style-name="P3"/>
      <text:p text:style-name="P1"><text:bookmark text:name="OLE_LINK9"/></text:p>
      <text:p text:style-name="P8">数据范围及提示</text:p>
      <text:p text:style-name="P10">对于20%的数据 1 &lt;= n &lt;= 10, <text:span text:style-name="T7">n &lt;= m &lt;= 20;</text:span></text:p>
      <text:p text:style-name="P10">对于另外<text:span text:style-name="T7">30%的数据 1 &lt;= n &lt;= 5000; n &lt;= m &lt;= 10000;</text:span></text:p>
      <text:p text:style-name="P9">对于<text:span text:style-name="T5">100%的数据</text:span>1 &lt;= n &lt;= 10,0000; <text:span text:style-name="T6">n</text:span> &lt;= m &lt;= 20,0000; <text:span text:style-name="T3">1 &lt;= c &lt;= 5000</text:span></text:p>
      <text:p text:style-name="P3">保证答案存在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Noto Serif CJK SC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DejaVu Sans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DejaVu Sans" style:font-family-asian="'DejaVu Sans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7-09T08:14:47.775597194</dc:date>
    <meta:editing-cycles>12</meta:editing-cycles>
    <meta:editing-duration>PT13M23S</meta:editing-duration>
    <meta:generator>LibreOffice/6.2.4.2$Linux_X86_64 LibreOffice_project/2412653d852ce75f65fbfa83fb7e7b669a126d64</meta:generator>
    <meta:document-statistic meta:table-count="0" meta:image-count="0" meta:object-count="0" meta:page-count="1" meta:paragraph-count="23" meta:word-count="329" meta:character-count="447" meta:non-whitespace-character-count="402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